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1" table:number-rows-repeated="10484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2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2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2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2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2" table:number-rows-repeated="40">
          <table:table-cell table:number-columns-repeated="1024"/>
        </table:table-row>
        <table:table-row table:style-name="ro12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2" table:number-rows-repeated="24">
          <table:table-cell table:number-columns-repeated="1024"/>
        </table:table-row>
        <table:table-row table:style-name="ro12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2" table:number-rows-repeated="10484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.00.0000</text:date>, <text:time style:data-style-name="N2" text:time-value="0000-00-00T21:28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29T01:14:40</dc:date>
    <meta:editing-duration>P9DT5H24M46S</meta:editing-duration>
    <meta:editing-cycles>953</meta:editing-cycles>
    <meta:printed-by>Kim Dikert</meta:printed-by>
    <meta:print-date>2013-05-15T00:23:21</meta:print-date>
    <meta:document-statistic meta:table-count="2" meta:cell-count="2401" meta:object-count="0"/>
  </office:meta>
</office:document-meta>
</file>